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思源黑体 CN ExtraLight" svg:font-family="'思源黑体 CN ExtraLight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b7801"/>
    </style:style>
    <style:style style:name="P2" style:family="paragraph" style:parent-style-name="Standard">
      <style:text-properties officeooo:paragraph-rsid="001c0b39"/>
    </style:style>
    <style:style style:name="P3" style:family="paragraph" style:parent-style-name="Standard">
      <style:text-properties officeooo:paragraph-rsid="001c1fd6"/>
    </style:style>
    <style:style style:name="P4" style:family="paragraph" style:parent-style-name="Standard">
      <style:text-properties officeooo:paragraph-rsid="001e5d7c"/>
    </style:style>
    <style:style style:name="P5" style:family="paragraph" style:parent-style-name="Standard">
      <style:text-properties officeooo:paragraph-rsid="00200d07"/>
    </style:style>
    <style:style style:name="P6" style:family="paragraph" style:parent-style-name="Standard">
      <style:text-properties officeooo:paragraph-rsid="0020b27c"/>
    </style:style>
    <style:style style:name="P7" style:family="paragraph" style:parent-style-name="Standard">
      <style:text-properties officeooo:paragraph-rsid="0021ef0b"/>
    </style:style>
    <style:style style:name="P8" style:family="paragraph" style:parent-style-name="Standard">
      <style:text-properties officeooo:paragraph-rsid="00221589"/>
    </style:style>
    <style:style style:name="P9" style:family="paragraph" style:parent-style-name="Standard">
      <style:text-properties officeooo:paragraph-rsid="00262296"/>
    </style:style>
    <style:style style:name="P10" style:family="paragraph" style:parent-style-name="Standard">
      <style:text-properties style:text-underline-style="none" officeooo:paragraph-rsid="0027f5dc"/>
    </style:style>
    <style:style style:name="P11" style:family="paragraph" style:parent-style-name="Standard">
      <style:text-properties style:text-underline-style="none" officeooo:paragraph-rsid="0029c3b3"/>
    </style:style>
    <style:style style:name="P12" style:family="paragraph" style:parent-style-name="Standard">
      <style:text-properties style:text-underline-style="none" fo:font-weight="normal" officeooo:rsid="0029c3b3" officeooo:paragraph-rsid="0029c3b3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9c3b3" officeooo:paragraph-rsid="002b25c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05246" officeooo:paragraph-rsid="0030524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331a56" officeooo:paragraph-rsid="00331a56" style:font-weight-asian="normal" style:font-weight-complex="normal"/>
    </style:style>
    <style:style style:name="P16" style:family="paragraph" style:parent-style-name="Standard">
      <style:text-properties officeooo:paragraph-rsid="0029c3b3"/>
    </style:style>
    <style:style style:name="P17" style:family="paragraph" style:parent-style-name="Standard">
      <style:text-properties officeooo:paragraph-rsid="002b25c2"/>
    </style:style>
    <style:style style:name="P18" style:family="paragraph" style:parent-style-name="Standard">
      <style:text-properties officeooo:rsid="002e259f" officeooo:paragraph-rsid="002f46f7"/>
    </style:style>
    <style:style style:name="P19" style:family="paragraph" style:parent-style-name="Standard">
      <style:text-properties officeooo:rsid="002e259f" officeooo:paragraph-rsid="00305246"/>
    </style:style>
    <style:style style:name="P20" style:family="paragraph" style:parent-style-name="Standard">
      <style:text-properties officeooo:rsid="002e259f" officeooo:paragraph-rsid="002e259f"/>
    </style:style>
    <style:style style:name="P21" style:family="paragraph" style:parent-style-name="Standard">
      <style:text-properties fo:font-weight="bold" officeooo:rsid="002e259f" officeooo:paragraph-rsid="0031ac04" style:font-weight-asian="bold" style:font-weight-complex="bold"/>
    </style:style>
    <style:style style:name="P22" style:family="paragraph" style:parent-style-name="Standard">
      <style:text-properties fo:font-weight="bold" officeooo:rsid="002e259f" officeooo:paragraph-rsid="00331a56" style:font-weight-asian="bold" style:font-weight-complex="bold"/>
    </style:style>
    <style:style style:name="P23" style:family="paragraph" style:parent-style-name="Standard">
      <style:text-properties officeooo:paragraph-rsid="0034fbda"/>
    </style:style>
    <style:style style:name="P24" style:family="paragraph" style:parent-style-name="Standard">
      <style:text-properties officeooo:paragraph-rsid="003697c2"/>
    </style:style>
    <style:style style:name="P25" style:family="paragraph" style:parent-style-name="Standard">
      <style:text-properties fo:font-weight="normal" officeooo:rsid="00221589" officeooo:paragraph-rsid="00221589" style:font-weight-asian="normal" style:font-weight-complex="normal"/>
    </style:style>
    <style:style style:name="P26" style:family="paragraph" style:parent-style-name="Standard" style:list-style-name="L4">
      <style:text-properties officeooo:paragraph-rsid="001c1fd6"/>
    </style:style>
    <style:style style:name="P27" style:family="paragraph" style:parent-style-name="Standard" style:list-style-name="L5">
      <style:text-properties officeooo:paragraph-rsid="001d9fa2"/>
    </style:style>
    <style:style style:name="P28" style:family="paragraph" style:parent-style-name="Standard" style:list-style-name="L5">
      <style:text-properties officeooo:paragraph-rsid="001e5d7c"/>
    </style:style>
    <style:style style:name="P29" style:family="paragraph" style:parent-style-name="Standard" style:list-style-name="L6">
      <style:text-properties officeooo:paragraph-rsid="001e5d7c"/>
    </style:style>
    <style:style style:name="P30" style:family="paragraph" style:parent-style-name="Standard" style:list-style-name="L7">
      <style:text-properties officeooo:paragraph-rsid="001e5d7c"/>
    </style:style>
    <style:style style:name="P31" style:family="paragraph" style:parent-style-name="Standard" style:list-style-name="L7">
      <style:text-properties officeooo:paragraph-rsid="00200d07"/>
    </style:style>
    <style:style style:name="P32" style:family="paragraph" style:parent-style-name="Standard" style:list-style-name="L7">
      <style:text-properties officeooo:paragraph-rsid="00373171"/>
    </style:style>
    <style:style style:name="P33" style:family="paragraph" style:parent-style-name="Standard" style:list-style-name="L8">
      <style:text-properties officeooo:paragraph-rsid="00200d07"/>
    </style:style>
    <style:style style:name="P34" style:family="paragraph" style:parent-style-name="Standard" style:list-style-name="L8">
      <style:text-properties officeooo:paragraph-rsid="00373171"/>
    </style:style>
    <style:style style:name="P35" style:family="paragraph" style:parent-style-name="Standard" style:list-style-name="L8">
      <style:text-properties officeooo:paragraph-rsid="0020b27c"/>
    </style:style>
    <style:style style:name="P36" style:family="paragraph" style:parent-style-name="Standard" style:list-style-name="L9">
      <style:text-properties officeooo:paragraph-rsid="0020b27c"/>
    </style:style>
    <style:style style:name="P37" style:family="paragraph" style:parent-style-name="Standard" style:list-style-name="L9">
      <style:text-properties officeooo:paragraph-rsid="00373171"/>
    </style:style>
    <style:style style:name="P38" style:family="paragraph" style:parent-style-name="Standard" style:list-style-name="L10">
      <style:text-properties officeooo:paragraph-rsid="0020b27c"/>
    </style:style>
    <style:style style:name="P39" style:family="paragraph" style:parent-style-name="Standard" style:list-style-name="L11">
      <style:text-properties officeooo:paragraph-rsid="0021ef0b"/>
    </style:style>
    <style:style style:name="P40" style:family="paragraph" style:parent-style-name="Standard" style:list-style-name="L12">
      <style:text-properties officeooo:paragraph-rsid="0021ef0b"/>
    </style:style>
    <style:style style:name="P41" style:family="paragraph" style:parent-style-name="Standard" style:list-style-name="L12">
      <style:text-properties officeooo:paragraph-rsid="002e259f"/>
    </style:style>
    <style:style style:name="P42" style:family="paragraph" style:parent-style-name="Standard" style:list-style-name="L13">
      <style:text-properties officeooo:paragraph-rsid="00221589"/>
    </style:style>
    <style:style style:name="P43" style:family="paragraph" style:parent-style-name="Standard" style:list-style-name="L13">
      <style:text-properties fo:font-weight="normal" officeooo:rsid="00221589" officeooo:paragraph-rsid="00221589" style:font-weight-asian="normal" style:font-weight-complex="normal"/>
    </style:style>
    <style:style style:name="P44" style:family="paragraph" style:parent-style-name="Standard" style:list-style-name="L13">
      <style:text-properties fo:font-weight="normal" officeooo:rsid="00221589" officeooo:paragraph-rsid="00373171" style:font-weight-asian="normal" style:font-weight-complex="normal"/>
    </style:style>
    <style:style style:name="P45" style:family="paragraph" style:parent-style-name="Standard" style:list-style-name="L14">
      <style:text-properties fo:font-weight="normal" officeooo:rsid="00221589" officeooo:paragraph-rsid="00262296" style:font-weight-asian="normal" style:font-weight-complex="normal"/>
    </style:style>
    <style:style style:name="P46" style:family="paragraph" style:parent-style-name="Standard" style:list-style-name="L15">
      <style:text-properties fo:font-weight="normal" officeooo:rsid="00221589" officeooo:paragraph-rsid="00262296" style:font-weight-asian="normal" style:font-weight-complex="normal"/>
    </style:style>
    <style:style style:name="P47" style:family="paragraph" style:parent-style-name="Standard" style:list-style-name="L15">
      <style:text-properties fo:font-weight="normal" officeooo:rsid="00221589" officeooo:paragraph-rsid="002c2c36" style:font-weight-asian="normal" style:font-weight-complex="normal"/>
    </style:style>
    <style:style style:name="P48" style:family="paragraph" style:parent-style-name="Standard" style:list-style-name="L14">
      <style:text-properties officeooo:paragraph-rsid="002c2c36"/>
    </style:style>
    <style:style style:name="P49" style:family="paragraph" style:parent-style-name="Standard" style:list-style-name="L15">
      <style:text-properties officeooo:paragraph-rsid="002c2c36"/>
    </style:style>
    <style:style style:name="P50" style:family="paragraph" style:parent-style-name="Standard" style:list-style-name="L16">
      <style:text-properties officeooo:rsid="002e259f" officeooo:paragraph-rsid="002f46f7"/>
    </style:style>
    <style:style style:name="P51" style:family="paragraph" style:parent-style-name="Standard" style:list-style-name="L35">
      <style:text-properties officeooo:rsid="002e259f" officeooo:paragraph-rsid="002e259f"/>
    </style:style>
    <style:style style:name="P52" style:family="paragraph" style:parent-style-name="Standard" style:list-style-name="L36">
      <style:text-properties officeooo:rsid="002e259f" officeooo:paragraph-rsid="002f46f7"/>
    </style:style>
    <style:style style:name="P53" style:family="paragraph" style:parent-style-name="Standard" style:list-style-name="L37">
      <style:text-properties officeooo:rsid="002e259f" officeooo:paragraph-rsid="002f46f7"/>
    </style:style>
    <style:style style:name="P54" style:family="paragraph" style:parent-style-name="Standard">
      <style:text-properties officeooo:rsid="002e259f" officeooo:paragraph-rsid="003bd40b"/>
    </style:style>
    <style:style style:name="P55" style:family="paragraph" style:parent-style-name="Standard" style:list-style-name="L17">
      <style:text-properties officeooo:paragraph-rsid="001b7801"/>
    </style:style>
    <style:style style:name="P56" style:family="paragraph" style:parent-style-name="Standard" style:list-style-name="L17">
      <style:text-properties officeooo:paragraph-rsid="0027f5dc"/>
    </style:style>
    <style:style style:name="P57" style:family="paragraph" style:parent-style-name="Standard" style:list-style-name="L18">
      <style:text-properties officeooo:paragraph-rsid="0027f5dc"/>
    </style:style>
    <style:style style:name="P58" style:family="paragraph" style:parent-style-name="Standard" style:list-style-name="L18">
      <style:text-properties style:text-underline-style="none" officeooo:paragraph-rsid="0027f5dc"/>
    </style:style>
    <style:style style:name="P59" style:family="paragraph" style:parent-style-name="Standard" style:list-style-name="L19">
      <style:text-properties style:text-underline-style="none" officeooo:paragraph-rsid="0029c3b3"/>
    </style:style>
    <style:style style:name="P60" style:family="paragraph" style:parent-style-name="Standard" style:list-style-name="L20">
      <style:text-properties style:text-underline-style="none" fo:font-weight="normal" officeooo:rsid="0029c3b3" officeooo:paragraph-rsid="0029c3b3" style:font-weight-asian="normal" style:font-weight-complex="normal"/>
    </style:style>
    <style:style style:name="P61" style:family="paragraph" style:parent-style-name="Standard" style:list-style-name="L23">
      <style:text-properties style:text-underline-style="none" fo:font-weight="normal" officeooo:rsid="0029c3b3" officeooo:paragraph-rsid="002b25c2" style:font-weight-asian="normal" style:font-weight-complex="normal"/>
    </style:style>
    <style:style style:name="P62" style:family="paragraph" style:parent-style-name="Standard" style:list-style-name="L26">
      <style:text-properties style:text-underline-style="none" fo:font-weight="normal" officeooo:rsid="0029c3b3" officeooo:paragraph-rsid="002b25c2" style:font-weight-asian="normal" style:font-weight-complex="normal"/>
    </style:style>
    <style:style style:name="P63" style:family="paragraph" style:parent-style-name="Standard" style:list-style-name="L29">
      <style:text-properties style:text-underline-style="none" fo:font-weight="normal" officeooo:rsid="0029c3b3" officeooo:paragraph-rsid="002b25c2" style:font-weight-asian="normal" style:font-weight-complex="normal"/>
    </style:style>
    <style:style style:name="P64" style:family="paragraph" style:parent-style-name="Standard" style:list-style-name="L32">
      <style:text-properties style:text-underline-style="none" fo:font-weight="normal" officeooo:rsid="0029c3b3" officeooo:paragraph-rsid="002b25c2" style:font-weight-asian="normal" style:font-weight-complex="normal"/>
    </style:style>
    <style:style style:name="P65" style:family="paragraph" style:parent-style-name="Standard" style:list-style-name="L38">
      <style:text-properties style:text-underline-style="none" fo:font-weight="normal" officeooo:rsid="00305246" officeooo:paragraph-rsid="00305246" style:font-weight-asian="normal" style:font-weight-complex="normal"/>
    </style:style>
    <style:style style:name="P66" style:family="paragraph" style:parent-style-name="Standard" style:list-style-name="L38">
      <style:text-properties style:text-underline-style="none" fo:font-weight="normal" officeooo:rsid="00305246" officeooo:paragraph-rsid="0030c178" style:font-weight-asian="normal" style:font-weight-complex="normal"/>
    </style:style>
    <style:style style:name="P67" style:family="paragraph" style:parent-style-name="Standard" style:list-style-name="L41">
      <style:text-properties style:text-underline-style="none" fo:font-weight="normal" officeooo:rsid="00331a56" officeooo:paragraph-rsid="00331a56" style:font-weight-asian="normal" style:font-weight-complex="normal"/>
    </style:style>
    <style:style style:name="P68" style:family="paragraph" style:parent-style-name="Standard" style:list-style-name="L41">
      <style:text-properties style:text-underline-style="none" fo:font-weight="normal" officeooo:rsid="00331a56" officeooo:paragraph-rsid="00373171" style:font-weight-asian="normal" style:font-weight-complex="normal"/>
    </style:style>
    <style:style style:name="P69" style:family="paragraph" style:parent-style-name="Standard" style:list-style-name="L19">
      <style:text-properties officeooo:paragraph-rsid="0029c3b3"/>
    </style:style>
    <style:style style:name="P70" style:family="paragraph" style:parent-style-name="Standard" style:list-style-name="L21">
      <style:text-properties officeooo:paragraph-rsid="002b25c2"/>
    </style:style>
    <style:style style:name="P71" style:family="paragraph" style:parent-style-name="Standard" style:list-style-name="L22">
      <style:text-properties officeooo:paragraph-rsid="002b25c2"/>
    </style:style>
    <style:style style:name="P72" style:family="paragraph" style:parent-style-name="Standard" style:list-style-name="L24">
      <style:text-properties officeooo:paragraph-rsid="002b25c2"/>
    </style:style>
    <style:style style:name="P73" style:family="paragraph" style:parent-style-name="Standard" style:list-style-name="L25">
      <style:text-properties officeooo:paragraph-rsid="002b25c2"/>
    </style:style>
    <style:style style:name="P74" style:family="paragraph" style:parent-style-name="Standard" style:list-style-name="L27">
      <style:text-properties officeooo:paragraph-rsid="002b25c2"/>
    </style:style>
    <style:style style:name="P75" style:family="paragraph" style:parent-style-name="Standard" style:list-style-name="L28">
      <style:text-properties officeooo:paragraph-rsid="002b25c2"/>
    </style:style>
    <style:style style:name="P76" style:family="paragraph" style:parent-style-name="Standard" style:list-style-name="L30">
      <style:text-properties officeooo:paragraph-rsid="002b25c2"/>
    </style:style>
    <style:style style:name="P77" style:family="paragraph" style:parent-style-name="Standard" style:list-style-name="L31">
      <style:text-properties officeooo:paragraph-rsid="002b25c2"/>
    </style:style>
    <style:style style:name="P78" style:family="paragraph" style:parent-style-name="Standard" style:list-style-name="L33">
      <style:text-properties officeooo:paragraph-rsid="002b25c2"/>
    </style:style>
    <style:style style:name="P79" style:family="paragraph" style:parent-style-name="Standard" style:list-style-name="L34">
      <style:text-properties officeooo:paragraph-rsid="002b25c2"/>
    </style:style>
    <style:style style:name="P80" style:family="paragraph" style:parent-style-name="Standard" style:list-style-name="L35">
      <style:text-properties officeooo:paragraph-rsid="002b25c2"/>
    </style:style>
    <style:style style:name="P81" style:family="paragraph" style:parent-style-name="Standard" style:list-style-name="L35">
      <style:text-properties officeooo:paragraph-rsid="002e259f"/>
    </style:style>
    <style:style style:name="P82" style:family="paragraph" style:parent-style-name="Standard" style:list-style-name="L37">
      <style:text-properties officeooo:paragraph-rsid="002f46f7"/>
    </style:style>
    <style:style style:name="P83" style:family="paragraph" style:parent-style-name="Standard" style:list-style-name="L39">
      <style:text-properties officeooo:paragraph-rsid="0031ac04"/>
    </style:style>
    <style:style style:name="P84" style:family="paragraph" style:parent-style-name="Standard" style:list-style-name="L39">
      <style:text-properties fo:font-weight="bold" officeooo:rsid="002e259f" officeooo:paragraph-rsid="0031ac04" style:font-weight-asian="bold" style:font-weight-complex="bold"/>
    </style:style>
    <style:style style:name="P85" style:family="paragraph" style:parent-style-name="Standard" style:list-style-name="L40">
      <style:text-properties fo:font-weight="bold" officeooo:rsid="002e259f" officeooo:paragraph-rsid="0031ac04" style:font-weight-asian="bold" style:font-weight-complex="bold"/>
    </style:style>
    <style:style style:name="P86" style:family="paragraph" style:parent-style-name="Standard" style:list-style-name="L40">
      <style:text-properties officeooo:paragraph-rsid="0031ac04"/>
    </style:style>
    <style:style style:name="P87" style:family="paragraph" style:parent-style-name="Standard" style:list-style-name="L42">
      <style:text-properties officeooo:paragraph-rsid="0034fbda"/>
    </style:style>
    <style:style style:name="P88" style:family="paragraph" style:parent-style-name="Standard" style:list-style-name="L43">
      <style:text-properties officeooo:paragraph-rsid="0034fbda"/>
    </style:style>
    <style:style style:name="P89" style:family="paragraph" style:parent-style-name="Standard" style:list-style-name="L32">
      <style:text-properties fo:color="#0000cc" style:text-underline-style="none" fo:font-weight="normal" officeooo:rsid="0029c3b3" officeooo:paragraph-rsid="003abf41" style:font-weight-asian="normal" style:font-weight-complex="normal"/>
    </style:style>
    <style:style style:name="P90" style:family="paragraph" style:parent-style-name="Standard" style:list-style-name="L33">
      <style:text-properties fo:color="#0000cc" style:text-underline-style="none" fo:font-weight="normal" officeooo:rsid="0029c3b3" officeooo:paragraph-rsid="003abf41" style:font-weight-asian="normal" style:font-weight-complex="normal"/>
    </style:style>
    <style:style style:name="P91" style:family="paragraph" style:parent-style-name="Standard" style:list-style-name="L34">
      <style:text-properties fo:color="#0000cc" style:text-underline-style="none" fo:font-weight="normal" officeooo:rsid="0029c3b3" officeooo:paragraph-rsid="003abf41" style:font-weight-asian="normal" style:font-weight-complex="normal"/>
    </style:style>
    <style:style style:name="P92" style:family="paragraph" style:parent-style-name="Standard" style:list-style-name="L1">
      <style:text-properties fo:color="#0000cc"/>
    </style:style>
    <style:style style:name="P93" style:family="paragraph" style:parent-style-name="Standard" style:list-style-name="L1">
      <style:text-properties fo:color="#0000cc" officeooo:paragraph-rsid="001b7801"/>
    </style:style>
    <style:style style:name="P94" style:family="paragraph" style:parent-style-name="Standard" style:list-style-name="L2">
      <style:text-properties fo:color="#0000cc" officeooo:paragraph-rsid="003abf41"/>
    </style:style>
    <style:style style:name="P95" style:family="paragraph" style:parent-style-name="Standard" style:list-style-name="L3">
      <style:text-properties fo:color="#0000cc" officeooo:paragraph-rsid="003abf41"/>
    </style:style>
    <style:style style:name="P96" style:family="paragraph" style:parent-style-name="Standard" style:list-style-name="L36">
      <style:text-properties fo:color="#0000cc" officeooo:rsid="002e259f" officeooo:paragraph-rsid="002f46f7"/>
    </style:style>
    <style:style style:name="P97" style:family="paragraph" style:parent-style-name="Standard" style:list-style-name="L37">
      <style:text-properties fo:color="#0000cc" officeooo:rsid="002e259f" officeooo:paragraph-rsid="003abf41"/>
    </style:style>
    <style:style style:name="P98" style:family="paragraph" style:parent-style-name="Standard" style:list-style-name="L44">
      <style:text-properties fo:color="#0000cc" officeooo:rsid="002e259f" officeooo:paragraph-rsid="003dabc6"/>
    </style:style>
    <style:style style:name="P99" style:family="paragraph" style:parent-style-name="Standard" style:list-style-name="L44">
      <style:text-properties fo:color="#0000cc" officeooo:paragraph-rsid="003dabc6"/>
    </style:style>
    <style:style style:name="P100" style:family="paragraph" style:parent-style-name="Standard">
      <style:text-properties officeooo:paragraph-rsid="0020b27c"/>
    </style:style>
    <style:style style:name="P101" style:family="paragraph" style:parent-style-name="Standard" style:list-style-name="L45">
      <style:text-properties officeooo:paragraph-rsid="0020b27c"/>
    </style:style>
    <style:style style:name="T1" style:family="text">
      <style:text-properties officeooo:rsid="001948c6"/>
    </style:style>
    <style:style style:name="T2" style:family="text">
      <style:text-properties officeooo:rsid="001b7801"/>
    </style:style>
    <style:style style:name="T3" style:family="text">
      <style:text-properties officeooo:rsid="001c0b39"/>
    </style:style>
    <style:style style:name="T4" style:family="text">
      <style:text-properties officeooo:rsid="001d9fa2"/>
    </style:style>
    <style:style style:name="T5" style:family="text">
      <style:text-properties officeooo:rsid="001e5d7c"/>
    </style:style>
    <style:style style:name="T6" style:family="text">
      <style:text-properties officeooo:rsid="00200d07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62296" style:font-weight-asian="normal" style:font-weight-complex="normal"/>
    </style:style>
    <style:style style:name="T9" style:family="text">
      <style:text-properties style:text-underline-style="none" fo:font-weight="normal" officeooo:rsid="00221589" style:font-weight-asian="normal" style:font-weight-complex="normal"/>
    </style:style>
    <style:style style:name="T10" style:family="text">
      <style:text-properties style:text-underline-style="none" fo:font-weight="normal" officeooo:rsid="0027f5dc" style:font-weight-asian="normal" style:font-weight-complex="normal"/>
    </style:style>
    <style:style style:name="T11" style:family="text">
      <style:text-properties style:text-underline-style="none" fo:font-weight="normal" officeooo:rsid="0029c3b3" style:font-weight-asian="normal" style:font-weight-complex="normal"/>
    </style:style>
    <style:style style:name="T12" style:family="text">
      <style:text-properties style:text-underline-style="none" fo:font-weight="normal" officeooo:rsid="002b25c2" style:font-weight-asian="normal" style:font-weight-complex="normal"/>
    </style:style>
    <style:style style:name="T13" style:family="text">
      <style:text-properties style:text-underline-style="none" fo:font-weight="normal" officeooo:rsid="002f46f7" style:font-weight-asian="normal" style:font-weight-complex="normal"/>
    </style:style>
    <style:style style:name="T14" style:family="text">
      <style:text-properties style:text-underline-style="none" fo:font-weight="normal" officeooo:rsid="00305246" style:font-weight-asian="normal" style:font-weight-complex="normal"/>
    </style:style>
    <style:style style:name="T15" style:family="text">
      <style:text-properties style:text-underline-style="none" fo:font-weight="normal" officeooo:rsid="0030c178" style:font-weight-asian="normal" style:font-weight-complex="normal"/>
    </style:style>
    <style:style style:name="T16" style:family="text">
      <style:text-properties style:text-underline-style="none" fo:font-weight="normal" officeooo:rsid="0031ac04" style:font-weight-asian="normal" style:font-weight-complex="normal"/>
    </style:style>
    <style:style style:name="T17" style:family="text">
      <style:text-properties style:text-underline-style="none" fo:font-weight="normal" officeooo:rsid="002e259f" style:font-weight-asian="normal" style:font-weight-complex="normal"/>
    </style:style>
    <style:style style:name="T18" style:family="text">
      <style:text-properties style:text-underline-style="none" fo:font-weight="normal" officeooo:rsid="00331a56" style:font-weight-asian="normal" style:font-weight-complex="normal"/>
    </style:style>
    <style:style style:name="T19" style:family="text">
      <style:text-properties style:text-underline-style="none" fo:font-weight="normal" officeooo:rsid="0034fbda" style:font-weight-asian="normal" style:font-weight-complex="normal"/>
    </style:style>
    <style:style style:name="T20" style:family="text">
      <style:text-properties style:text-underline-style="none" fo:font-weight="normal" officeooo:rsid="003697c2" style:font-weight-asian="normal" style:font-weight-complex="normal"/>
    </style:style>
    <style:style style:name="T21" style:family="text">
      <style:text-properties style:text-underline-style="none" fo:font-weight="normal" officeooo:rsid="003dabc6" style:font-weight-asian="normal" style:font-weight-complex="normal"/>
    </style:style>
    <style:style style:name="T22" style:family="text">
      <style:text-properties officeooo:rsid="0020b27c"/>
    </style:style>
    <style:style style:name="T23" style:family="text">
      <style:text-properties officeooo:rsid="0021ef0b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1ef0b" style:font-weight-asian="normal" style:font-weight-complex="normal"/>
    </style:style>
    <style:style style:name="T26" style:family="text">
      <style:text-properties fo:font-weight="normal" officeooo:rsid="00221589" style:font-weight-asian="normal" style:font-weight-complex="normal"/>
    </style:style>
    <style:style style:name="T27" style:family="text">
      <style:text-properties fo:font-weight="normal" officeooo:rsid="001c0b39" style:font-weight-asian="normal" style:font-weight-complex="normal"/>
    </style:style>
    <style:style style:name="T28" style:family="text">
      <style:text-properties fo:font-weight="normal" officeooo:rsid="00256411" style:font-weight-asian="normal" style:font-weight-complex="normal"/>
    </style:style>
    <style:style style:name="T29" style:family="text">
      <style:text-properties fo:font-weight="normal" officeooo:rsid="00262296" style:font-weight-asian="normal" style:font-weight-complex="normal"/>
    </style:style>
    <style:style style:name="T30" style:family="text">
      <style:text-properties fo:font-weight="normal" officeooo:rsid="0027f5dc" style:font-weight-asian="normal" style:font-weight-complex="normal"/>
    </style:style>
    <style:style style:name="T31" style:family="text">
      <style:text-properties fo:font-weight="normal" officeooo:rsid="002c2c36" style:font-weight-asian="normal" style:font-weight-complex="normal"/>
    </style:style>
    <style:style style:name="T32" style:family="text">
      <style:text-properties fo:font-weight="normal" officeooo:rsid="003697c2" style:font-weight-asian="normal" style:font-weight-complex="normal"/>
    </style:style>
    <style:style style:name="T33" style:family="text">
      <style:text-properties officeooo:rsid="0027f5dc"/>
    </style:style>
    <style:style style:name="T34" style:family="text">
      <style:text-properties officeooo:rsid="0029c3b3"/>
    </style:style>
    <style:style style:name="T35" style:family="text">
      <style:text-properties officeooo:rsid="002df5c4"/>
    </style:style>
    <style:style style:name="T36" style:family="text">
      <style:text-properties officeooo:rsid="002e259f"/>
    </style:style>
    <style:style style:name="T37" style:family="text">
      <style:text-properties officeooo:rsid="003697c2"/>
    </style:style>
    <style:style style:name="T38" style:family="text">
      <style:text-properties officeooo:rsid="003dabc6"/>
    </style:style>
    <style:style style:name="T39" style:family="text">
      <style:text-properties fo:color="#0000cc"/>
    </style:style>
    <style:style style:name="T40" style:family="text">
      <style:text-properties fo:color="#0000cc" style:text-underline-style="none" fo:font-weight="normal" style:font-weight-asian="normal" style:font-weight-complex="normal"/>
    </style:style>
    <style:style style:name="T41" style:family="text">
      <style:text-properties fo:color="#0000cc" style:text-underline-style="none" fo:font-weight="normal" officeooo:rsid="002f46f7" style:font-weight-asian="normal" style:font-weight-complex="normal"/>
    </style:style>
    <style:style style:name="T42" style:family="text">
      <style:text-properties fo:color="#0000cc" style:text-underline-style="none" fo:font-weight="normal" officeooo:rsid="003dabc6" style:font-weight-asian="normal" style:font-weight-complex="normal"/>
    </style:style>
    <style:style style:name="T43" style:family="text">
      <style:text-properties fo:color="#0000cc" officeooo:rsid="003dab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作者:邓钧仁</text:p>
      <text:p text:style-name="Standard"/>
      <text:p text:style-name="Standard"/>
      <text:p text:style-name="Standard">模块名:组织结构</text:p>
      <text:p text:style-name="P24"><text:tab/>导航<text:span text:style-name="T37">下拉名_1:组织结构</text:span></text:p>
      <text:p text:style-name="P24"><text:tab/><text:tab/>导航<text:span text:style-name="T37">名_1:组织结构视图</text:span></text:p>
      <text:p text:style-name="Standard"><text:tab/><text:tab/><text:tab/>功能名称<text:span text:style-name="T1">1:列表 功能类型:图形</text:span></text:p>
      <text:p text:style-name="Standard"/>
      <text:p text:style-name="P24"><text:tab/>导航<text:span text:style-name="T37">下拉名_2:组织结构管理</text:span></text:p>
      <text:p text:style-name="P24"><text:tab/><text:tab/>导航<text:span text:style-name="T37">名_1:编号设计信息</text:span></text:p>
      <text:p text:style-name="Standard"><text:tab/><text:tab/><text:tab/>功能名<text:span text:style-name="T2">1:列表 功能类型:网格</text:span></text:p>
      <text:list xml:id="list7016187300306315533" text:style-name="L1">
        <text:list-item>
          <text:p text:style-name="P92">字段名称:操作对象</text:p>
        </text:list-item>
        <text:list-item>
          <text:p text:style-name="P92">字段名称:编号信息类型</text:p>
        </text:list-item>
        <text:list-item>
          <text:p text:style-name="P93">字段名称:举例名称</text:p>
        </text:list-item>
        <text:list-item>
          <text:p text:style-name="P93">字段名称:举例编号</text:p>
        </text:list-item>
        <text:list-item>
          <text:p text:style-name="P93">字段名称:编号信息生成说明</text:p>
        </text:list-item>
      </text:list>
      <text:p text:style-name="P1"><text:tab/><text:tab/><text:tab/>功能名<text:span text:style-name="T2">2:添加 功能类型:编辑</text:span></text:p>
      <text:list xml:id="list5904057141891182661" text:style-name="L2">
        <text:list-item>
          <text:p text:style-name="P94"><text:bookmark-start text:name="__DdeLink__1783_833612100"/>字段名称:操作对象 标签类型:文本框 必填</text:p>
        </text:list-item>
        <text:list-item>
          <text:p text:style-name="P94">字段名称:编号信息类型 标签类型:文本框 必填</text:p>
        </text:list-item>
        <text:list-item>
          <text:p text:style-name="P94">字段名称:举例名称 标签类型:文本框 必填</text:p>
        </text:list-item>
        <text:list-item>
          <text:p text:style-name="P94">字段名称:举例编号 标签类型:文本框 必填</text:p>
        </text:list-item>
        <text:list-item>
          <text:p text:style-name="P94">字段名称:编号信息生成说明 标签类型:文本框 必填<text:bookmark-end text:name="__DdeLink__1783_833612100"/></text:p>
        </text:list-item>
      </text:list>
      <text:p text:style-name="P2"><text:tab/><text:tab/><text:tab/>功能名<text:span text:style-name="T2">3:编辑 功能类型:编辑</text:span></text:p>
      <text:list xml:id="list4873686318889455937" text:style-name="L3">
        <text:list-item>
          <text:p text:style-name="P95">字段名称:操作对象 标签类型:文本框 必填</text:p>
        </text:list-item>
        <text:list-item>
          <text:p text:style-name="P95">字段名称:编号信息类型 标签类型:文本框 必填</text:p>
        </text:list-item>
        <text:list-item>
          <text:p text:style-name="P95">字段名称:举例名称 标签类型:文本框 必填</text:p>
        </text:list-item>
        <text:list-item>
          <text:p text:style-name="P95">字段名称:举例编号 标签类型:文本框 必填</text:p>
        </text:list-item>
        <text:list-item>
          <text:p text:style-name="P95">字段名称:编号信息生成说明 标签类型:文本框 必填</text:p>
        </text:list-item>
      </text:list>
      <text:p text:style-name="P2"><text:tab/><text:tab/><text:tab/>功能名<text:span text:style-name="T3">4:删除 <text:s/>功能类型:编辑</text:span></text:p>
      <text:p text:style-name="P2"><text:tab/><text:tab/><text:tab/><text:tab/>提示:是否确认删除该记录</text:p>
      <text:p text:style-name="P24"><text:tab/><text:tab/>导航<text:span text:style-name="T37">名_2</text:span>:体系</text:p>
      <text:p text:style-name="P2"><text:tab/><text:tab/><text:tab/>功能名<text:span text:style-name="T3">1:列表 功能类型:网格</text:span></text:p>
      <text:list xml:id="list7012674376503025817" text:style-name="L4">
        <text:list-item>
          <text:p text:style-name="P26">字段名称:体系编号</text:p>
        </text:list-item>
        <text:list-item>
          <text:p text:style-name="P26">字段名称:体系</text:p>
        </text:list-item>
        <text:list-item>
          <text:p text:style-name="P26">字段名称:描述</text:p>
        </text:list-item>
        <text:list-item>
          <text:p text:style-name="P26">字段名称:状态</text:p>
        </text:list-item>
      </text:list>
      <text:p text:style-name="P3"><text:tab/><text:tab/><text:tab/>功能名<text:span text:style-name="T4">2:添加 功能类型:编辑</text:span></text:p>
      <text:list xml:id="list4039273785763259587" text:style-name="L5">
        <text:list-item>
          <text:p text:style-name="P27">字段名称:体系编号 标签类型:文本框 必填</text:p>
        </text:list-item>
        <text:list-item>
          <text:p text:style-name="P28">字段名称:体系<text:tab/>标签类型:文本框 必填</text:p>
        </text:list-item>
        <text:list-item>
          <text:p text:style-name="P28">字段名称:描述 标签类型:文本框 非必填</text:p>
        </text:list-item>
      </text:list>
      <text:p text:style-name="P4"><text:tab/><text:tab/><text:tab/>功能名<text:span text:style-name="T5">3:编辑 功能类型:编辑</text:span></text:p>
      <text:list xml:id="list4963457682445955455" text:style-name="L6">
        <text:list-item>
          <text:p text:style-name="P29">字段名称:体系编号 标签类型:文本框 必填</text:p>
        </text:list-item>
        <text:list-item>
          <text:p text:style-name="P29">字段名称:体系<text:tab/>标签类型:文本框 必填</text:p>
        </text:list-item>
        <text:list-item>
          <text:p text:style-name="P29">字段名称:描述 标签类型:文本框 非必填</text:p>
        </text:list-item>
      </text:list>
      <text:p text:style-name="P4"><text:tab/><text:tab/><text:tab/>功能名<text:span text:style-name="T3">4:删除 <text:s/>功能类型:编辑</text:span></text:p>
      <text:p text:style-name="P4"><text:tab/><text:tab/><text:tab/><text:tab/>提示:是否确认删除该记录</text:p>
      <text:p text:style-name="P4"><text:tab/><text:tab/><text:tab/>功能名<text:span text:style-name="T5">5:冻结 功能类型:编辑</text:span></text:p>
      <text:p text:style-name="P4"><text:soft-page-break/><text:tab/><text:tab/><text:tab/>功能名<text:span text:style-name="T5">6:解冻 功能类型:编辑</text:span></text:p>
      <text:p text:style-name="P24"><text:tab/><text:tab/>导航<text:span text:style-name="T37">名_3:部门</text:span></text:p>
      <text:p text:style-name="P4"><text:tab/><text:tab/><text:tab/>功能名<text:span text:style-name="T5">1:列表 功能类型:网格</text:span></text:p>
      <text:list xml:id="list2115618975019472753" text:style-name="L7">
        <text:list-item>
          <text:p text:style-name="P30">字段名称:编号</text:p>
        </text:list-item>
        <text:list-item>
          <text:p text:style-name="P31">字段名称:体系</text:p>
        </text:list-item>
        <text:list-item>
          <text:p text:style-name="P31">字段名称:项目组/部门</text:p>
        </text:list-item>
        <text:list-item>
          <text:p text:style-name="P32">字段名称:所属地区</text:p>
        </text:list-item>
        <text:list-item>
          <text:p text:style-name="P31">字段名称:成本分类</text:p>
        </text:list-item>
        <text:list-item>
          <text:p text:style-name="P31">字段名称:描述</text:p>
        </text:list-item>
        <text:list-item>
          <text:p text:style-name="P31">字段名称:状态</text:p>
        </text:list-item>
      </text:list>
      <text:p text:style-name="P5"><text:tab/><text:tab/><text:tab/>功能名<text:span text:style-name="T6">2:添加 功能类型:编辑</text:span></text:p>
      <text:list xml:id="list7483968353125342590" text:style-name="L8">
        <text:list-item>
          <text:p text:style-name="P33">字段名称:编号 标签类型:文本框 必填</text:p>
        </text:list-item>
        <text:list-item>
          <text:p text:style-name="P33">字段名称:体系 标签类型:单选下拉框 必填 关闭输入</text:p>
        </text:list-item>
        <text:list-item>
          <text:p text:style-name="P33">字段名称:项目组/部门 标签类型:文本框 必填</text:p>
        </text:list-item>
        <text:list-item>
          <text:p text:style-name="P34">字段名称:所属地区 标签类型:单选下拉框 必填</text:p>
        </text:list-item>
        <text:list-item>
          <text:p text:style-name="P35">字段名称:成本分类 标签类型:文本框 非必填</text:p>
        </text:list-item>
        <text:list-item>
          <text:p text:style-name="P33">字段名称:描述 标签类型:文本框 非必填</text:p>
        </text:list-item>
      </text:list>
      <text:p text:style-name="P6"><text:tab/><text:tab/><text:tab/>功能名<text:span text:style-name="T22">3:编辑 功能类型:编辑</text:span></text:p>
      <text:list xml:id="list2483371488150737457" text:style-name="L9">
        <text:list-item>
          <text:p text:style-name="P36">字段名称:编号 标签类型:文本框 必填</text:p>
        </text:list-item>
        <text:list-item>
          <text:p text:style-name="P36">字段名称:体系 标签类型:单选下拉框 必填</text:p>
        </text:list-item>
        <text:list-item>
          <text:p text:style-name="P36">字段名称:项目组/部门 标签类型:文本框 必填</text:p>
        </text:list-item>
        <text:list-item>
          <text:p text:style-name="P37">字段名称:所属地区 标签类型:单选下拉框 必填</text:p>
        </text:list-item>
        <text:list-item>
          <text:p text:style-name="P36">字段名称:成本分类 标签类型:文本框 非必填</text:p>
        </text:list-item>
        <text:list-item>
          <text:p text:style-name="P36">字段名称:描述 标签类型:文本框 非必填</text:p>
        </text:list-item>
      </text:list>
      <text:p text:style-name="P6"><text:tab/><text:tab/><text:tab/>功能名<text:span text:style-name="T3">4:删除 <text:s/>功能类型:编辑</text:span></text:p>
      <text:p text:style-name="P6"><text:tab/><text:tab/><text:tab/><text:tab/>提示:是否确认删除该记录</text:p>
      <text:p text:style-name="P6"><text:tab/><text:tab/><text:tab/>功能名<text:span text:style-name="T5">5:冻结 功能类型:编辑</text:span></text:p>
      <text:p text:style-name="P6"><text:tab/><text:tab/><text:tab/>功能名<text:span text:style-name="T5">6:解冻 功能类型:编辑</text:span></text:p>
      <text:p text:style-name="P6"><text:tab/><text:tab/><text:tab/><text:span text:style-name="T39">功能名</text:span><text:span text:style-name="T43">7:管理工作范围 功能类型:编辑</text:span></text:p>
      <text:list xml:id="list5353892731952590447" text:style-name="L45">
        <text:list-item>
          <text:p text:style-name="P101"><text:span text:style-name="T43">字段名称:工作范围 字段类型:多选 必填</text:span></text:p>
        </text:list-item>
        <text:list-item>
          <text:p text:style-name="P101"><text:span text:style-name="T43">字段名称:部门id 字段类型:隐藏 不为空</text:span></text:p>
        </text:list-item>
      </text:list>
      <text:p text:style-name="P54"><text:span text:style-name="T9"><text:tab/><text:tab/><text:tab/></text:span><text:span text:style-name="T40">功能名</text:span><text:span text:style-name="T42">8</text:span><text:span text:style-name="T41">:查看</text:span><text:span text:style-name="T42">工作范围</text:span><text:span text:style-name="T40"> 功能类型:网格</text:span></text:p>
      <text:list xml:id="list1157431178478119726" text:style-name="L44">
        <text:list-item>
          <text:p text:style-name="P98"><text:span text:style-name="T7">字段名称:业务方向分类</text:span></text:p>
        </text:list-item>
        <text:list-item>
          <text:p text:style-name="P99">字段名称:业务方向科目</text:p>
        </text:list-item>
        <text:list-item>
          <text:p text:style-name="P99">字段名称:专业分类</text:p>
        </text:list-item>
        <text:list-item>
          <text:p text:style-name="P99">字段名称:工作范围</text:p>
        </text:list-item>
        <text:list-item>
          <text:p text:style-name="P98"><text:span text:style-name="T7">字段名称:工作界面</text:span><text:span text:style-name="T10">(节点)</text:span></text:p>
        </text:list-item>
      </text:list>
      <text:p text:style-name="P24"><text:tab/><text:tab/>导航<text:span text:style-name="T37">名_4:岗位层级</text:span></text:p>
      <text:p text:style-name="P6"><text:tab/><text:tab/><text:tab/>功能名<text:span text:style-name="T22">1:列表 功能类型:网格</text:span></text:p>
      <text:list xml:id="list7715322781252132416" text:style-name="L10">
        <text:list-item>
          <text:p text:style-name="P38">字段名称:编号</text:p>
        </text:list-item>
        <text:list-item>
          <text:p text:style-name="P38">字段名称:层级</text:p>
        </text:list-item>
        <text:list-item>
          <text:p text:style-name="P38">字段名称:描述</text:p>
        </text:list-item>
      </text:list>
      <text:p text:style-name="P6"><text:tab/><text:tab/><text:tab/>功能名<text:span text:style-name="T23">2:添加 功能类型:编辑</text:span></text:p>
      <text:list xml:id="list5158169578681057356" text:style-name="L11">
        <text:list-item>
          <text:p text:style-name="P39">字段名称:编号 标签类型:文本框 必填</text:p>
        </text:list-item>
        <text:list-item>
          <text:p text:style-name="P39">字段名称:层级 标签类型:文本框 必填</text:p>
        </text:list-item>
        <text:list-item>
          <text:p text:style-name="P39">字段名称:上层 标签类型:下拉框 非必填 关闭输入</text:p>
        </text:list-item>
        <text:list-item>
          <text:p text:style-name="P39"><text:soft-page-break/>字段名称:描述 <text:span text:style-name="T24">标签类型:文本框 </text:span><text:span text:style-name="T25">非</text:span><text:span text:style-name="T24">必填</text:span></text:p>
        </text:list-item>
      </text:list>
      <text:p text:style-name="P7"><text:tab/><text:tab/><text:tab/>功能名<text:span text:style-name="T23">3:编辑 功能类型:编辑</text:span></text:p>
      <text:list xml:id="list4017836981403793642" text:style-name="L12">
        <text:list-item>
          <text:p text:style-name="P40">字段名称:编号 标签类型:文本框 必填</text:p>
        </text:list-item>
        <text:list-item>
          <text:p text:style-name="P40">字段名称:层级 标签类型:文本框 必填</text:p>
        </text:list-item>
        <text:list-item>
          <text:p text:style-name="P41">字段名称:上层 标签类型:下拉框 非必填 关闭输入</text:p>
        </text:list-item>
        <text:list-item>
          <text:p text:style-name="P40"><text:span text:style-name="T24">字段名称:描述 标签类型:文本框 </text:span><text:span text:style-name="T25">非</text:span><text:span text:style-name="T24">必填</text:span></text:p>
        </text:list-item>
      </text:list>
      <text:p text:style-name="P8"><text:span text:style-name="T24"><text:tab/><text:tab/><text:tab/>功能名</text:span><text:span text:style-name="T27">4:删除 <text:s/>功能类型:编辑</text:span></text:p>
      <text:p text:style-name="P25"><text:tab/><text:tab/><text:tab/><text:tab/>提示:是否确认删除该记录</text:p>
      <text:p text:style-name="P24"><text:span text:style-name="T26"><text:tab/><text:tab/>导航</text:span><text:span text:style-name="T32">名_</text:span><text:span text:style-name="T26">5 :岗位</text:span></text:p>
      <text:p text:style-name="P25"><text:tab/><text:tab/><text:tab/>功能名1:列表 功能类型:网格</text:p>
      <text:list xml:id="list9042687644689280950" text:style-name="L13">
        <text:list-item>
          <text:p text:style-name="P43">字段名称:编号</text:p>
        </text:list-item>
        <text:list-item>
          <text:p text:style-name="P43">字段名称:体系</text:p>
        </text:list-item>
        <text:list-item>
          <text:p text:style-name="P44">字段名称:所属地区</text:p>
        </text:list-item>
        <text:list-item>
          <text:p text:style-name="P42"><text:span text:style-name="T26">字段名称:项目组/</text:span><text:span text:style-name="T29">部门</text:span></text:p>
        </text:list-item>
        <text:list-item>
          <text:p text:style-name="P43">字段名称:层级</text:p>
        </text:list-item>
        <text:list-item>
          <text:p text:style-name="P43">字段名称:资源池</text:p>
        </text:list-item>
        <text:list-item>
          <text:p text:style-name="P43">字段名称:模块</text:p>
        </text:list-item>
        <text:list-item>
          <text:p text:style-name="P43">字段名称:岗位名称</text:p>
        </text:list-item>
        <text:list-item>
          <text:p text:style-name="P43">字段名称:人员编制数</text:p>
        </text:list-item>
        <text:list-item>
          <text:p text:style-name="P43">字段名称:当前人数</text:p>
        </text:list-item>
      </text:list>
      <text:p text:style-name="P8"><text:span text:style-name="T26"><text:tab/><text:tab/><text:tab/>功能名称</text:span><text:span text:style-name="T28">2:添加 功能类型:编辑</text:span></text:p>
      <text:list xml:id="list6214569751951193166" text:style-name="L14">
        <text:list-item>
          <text:p text:style-name="P45">字段名称:体系 标签类型:单选下拉框 必填 关闭输入</text:p>
        </text:list-item>
        <text:list-item>
          <text:p text:style-name="P45">字段名称:项目组/部门 标签类型:单选下拉框 必填 关闭输入</text:p>
        </text:list-item>
        <text:list-item>
          <text:p text:style-name="P45">字段名称:层级 标签类型:单选下拉框 必填 关闭输入</text:p>
        </text:list-item>
        <text:list-item>
          <text:p text:style-name="P45">字段名称:资源池 标签类型:文本框 必填</text:p>
        </text:list-item>
        <text:list-item>
          <text:p text:style-name="P45">字段名称:模块 标签类型:文本框 必填</text:p>
        </text:list-item>
        <text:list-item>
          <text:p text:style-name="P45">字段名称:岗位名称 标签类型:文本框 必填</text:p>
        </text:list-item>
        <text:list-item>
          <text:p text:style-name="P48"><text:span text:style-name="T26">字段名称:</text:span><text:span text:style-name="T31">上级岗位</text:span><text:span text:style-name="T26"> 标签类型:单选下拉框 非必填</text:span></text:p>
        </text:list-item>
      </text:list>
      <text:p text:style-name="P9"><text:span text:style-name="T26"><text:tab/><text:tab/><text:tab/>功能名称</text:span><text:span text:style-name="T30">3</text:span><text:span text:style-name="T28">:编辑 功能类型:编辑</text:span></text:p>
      <text:list xml:id="list6865716799198029063" text:style-name="L15">
        <text:list-item>
          <text:p text:style-name="P46">字段名称:体系 标签类型:单选下拉框 必填 关闭输入</text:p>
        </text:list-item>
        <text:list-item>
          <text:p text:style-name="P46">字段名称:项目组/部门 标签类型:单选下拉框 必填 关闭输入</text:p>
        </text:list-item>
        <text:list-item>
          <text:p text:style-name="P46">字段名称:层级 标签类型:单选下拉框 必填 关闭输入</text:p>
        </text:list-item>
        <text:list-item>
          <text:p text:style-name="P46">字段名称:资源池 标签类型:文本框 必填</text:p>
        </text:list-item>
        <text:list-item>
          <text:p text:style-name="P46">字段名称:模块 标签类型:文本框 必填</text:p>
        </text:list-item>
        <text:list-item>
          <text:p text:style-name="P47">字段名称:岗位名称 标签类型:文本框 必填</text:p>
        </text:list-item>
        <text:list-item>
          <text:p text:style-name="P49"><text:span text:style-name="T26">字段名称:</text:span><text:span text:style-name="T31">上级岗位</text:span><text:span text:style-name="T26"> 标签类型:单选下拉框 非必填</text:span></text:p>
        </text:list-item>
      </text:list>
      <text:p text:style-name="P9"><text:span text:style-name="T26"><text:tab/><text:tab/><text:tab/>功能名称</text:span><text:span text:style-name="T30">4</text:span><text:span text:style-name="T29">:删除 功能类型:编辑</text:span></text:p>
      <text:p text:style-name="P9"><text:span text:style-name="T29"><text:tab/><text:tab/><text:tab/><text:tab/></text:span><text:span text:style-name="T26">提示:是否确认删除该记录</text:span></text:p>
      <text:p text:style-name="P9"><text:span text:style-name="T26"><text:tab/><text:tab/><text:tab/>功能名称</text:span><text:span text:style-name="T30">5</text:span><text:span text:style-name="T29">:冻结 功能类型:编辑</text:span></text:p>
      <text:p text:style-name="P9"><text:span text:style-name="T29"><text:tab/><text:tab/><text:tab/></text:span><text:span text:style-name="T26">功能名称</text:span><text:span text:style-name="T30">6</text:span><text:span text:style-name="T29">:解冻 功能类型:编辑</text:span></text:p>
      <text:p text:style-name="P18"><text:span text:style-name="T7"><text:tab/><text:tab/><text:tab/>功能名</text:span><text:span text:style-name="T13">7:添加说明</text:span><text:span text:style-name="T7"> 功能类型:编辑</text:span></text:p>
      <text:list xml:id="list6699952733793131055" text:style-name="L16">
        <text:list-item>
          <text:p text:style-name="P50">字段名称:角度 <text:span text:style-name="T10"><text:s/></text:span><text:span text:style-name="T9">标签类型:单选下拉框 必填</text:span></text:p>
        </text:list-item>
        <text:list-item>
          <text:p text:style-name="P50">字段名称:维度 <text:span text:style-name="T10"><text:s/></text:span><text:span text:style-name="T9">标签类型:单选下拉框 必填</text:span></text:p>
        </text:list-item>
        <text:list-item>
          <text:p text:style-name="P50">字段名称:分类 <text:span text:style-name="T10"><text:s/></text:span><text:span text:style-name="T9">标签类型:单选下拉框 必填</text:span></text:p>
        </text:list-item>
        <text:list-item>
          <text:p text:style-name="P50">字段名称:体现类别 <text:span text:style-name="T10"><text:s/></text:span><text:span text:style-name="T9">标签类型:多选下拉框 必填</text:span></text:p>
        </text:list-item>
        <text:list-item>
          <text:p text:style-name="P50">字段名称:操作类型 <text:span text:style-name="T10"><text:s/></text:span><text:span text:style-name="T9">标签类型:多选下拉框 必填</text:span></text:p>
        </text:list-item>
        <text:list-item>
          <text:p text:style-name="P50"><text:soft-page-break/>字段名称:工作描述 <text:span text:style-name="T10"><text:s/></text:span><text:span text:style-name="T9">标签类型:文本框 必填</text:span></text:p>
        </text:list-item>
        <text:list-item>
          <text:p text:style-name="P50">字段名称:对应功能 <text:span text:style-name="T10"><text:s/></text:span><text:span text:style-name="T9">标签类型:多选下拉框 必填</text:span></text:p>
        </text:list-item>
        <text:list-item>
          <text:p text:style-name="P50">字段名称:工作时间/频率 <text:span text:style-name="T10"><text:s/></text:span><text:span text:style-name="T9">标签类型:文本框 必填</text:span></text:p>
        </text:list-item>
        <text:list-item>
          <text:p text:style-name="P50"><text:span text:style-name="T9">字段名称:工作时间开始节点 </text:span>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50">字段名称:工作时间结束节点 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50"><text:span text:style-name="T9">字段名称:输出结果 </text:span><text:span text:style-name="T10"><text:s/></text:span><text:span text:style-name="T9">标签类型:文本框 非必填</text:span></text:p>
        </text:list-item>
      </text:list>
      <text:p text:style-name="P18"><text:span text:style-name="T9"><text:tab/><text:tab/><text:tab/></text:span><text:span text:style-name="T7">功能名</text:span><text:span text:style-name="T13">7:查看说明</text:span><text:span text:style-name="T7"> 功能类型:和现系统差不多即可</text:span></text:p>
      <text:p text:style-name="P24"><text:tab/><text:tab/>导航<text:span text:style-name="T37">名_6</text:span>:项目部门工作范围 </text:p>
      <text:p text:style-name="P1"><text:tab/><text:tab/><text:tab/>功能名称<text:span text:style-name="T33">1:列表 功能类型:网格</text:span></text:p>
      <text:list xml:id="list6828196696800310978" text:style-name="L17">
        <text:list-item>
          <text:p text:style-name="P55"><text:bookmark-start text:name="__DdeLink__1793_833612100"/>字段名称:方向</text:p>
        </text:list-item>
        <text:list-item>
          <text:p text:style-name="P55">字段名称:科目</text:p>
        </text:list-item>
        <text:list-item>
          <text:p text:style-name="P56">字段名称:专业分类</text:p>
        </text:list-item>
        <text:list-item>
          <text:p text:style-name="P56">字段名称:工作范围</text:p>
        </text:list-item>
        <text:list-item>
          <text:p text:style-name="P56">字段名称:工作界面<text:span text:style-name="T33">(节点)</text:span><text:bookmark-end text:name="__DdeLink__1793_833612100"/></text:p>
        </text:list-item>
      </text:list>
      <text:p text:style-name="P10"><text:tab/><text:tab/><text:tab/>功能名称<text:span text:style-name="T33">2:添加 功能类型:编辑</text:span></text:p>
      <text:list xml:id="list7781042549919426497" text:style-name="L18">
        <text:list-item>
          <text:p text:style-name="P57">字段名称:方向 <text:span text:style-name="T26"><text:s/>标签类型:单选下拉框 必填 </text:span></text:p>
        </text:list-item>
        <text:list-item>
          <text:p text:style-name="P57">字段名称:科目<text:span text:style-name="T26"> 标签类型:单选下拉框 必填 </text:span></text:p>
        </text:list-item>
        <text:list-item>
          <text:p text:style-name="P57">字段名称:专业分类<text:span text:style-name="T26"> 标签类型:单选下拉框 必填 </text:span></text:p>
        </text:list-item>
        <text:list-item>
          <text:p text:style-name="P57">字段名称:工作范围 <text:span text:style-name="T26">标签类型:文本框 必填</text:span></text:p>
        </text:list-item>
        <text:list-item>
          <text:p text:style-name="P58">字段名称:工作界面<text:span text:style-name="T33">(节点) </text:span><text:span text:style-name="T26">标签类型:文本框 非必填</text:span></text:p>
        </text:list-item>
      </text:list>
      <text:p text:style-name="P11"><text:tab/><text:tab/><text:tab/>功能名称<text:span text:style-name="T34">3:编辑 功能类型:编辑</text:span></text:p>
      <text:list xml:id="list532720869997818385" text:style-name="L19">
        <text:list-item>
          <text:p text:style-name="P69">字段名称:方向 <text:span text:style-name="T26"><text:s/>标签类型:单选下拉框 必填 </text:span></text:p>
        </text:list-item>
        <text:list-item>
          <text:p text:style-name="P69">字段名称:科目<text:span text:style-name="T26"> 标签类型:单选下拉框 必填 </text:span></text:p>
        </text:list-item>
        <text:list-item>
          <text:p text:style-name="P69">字段名称:专业分类<text:span text:style-name="T26"> 标签类型:单选下拉框 必填 </text:span></text:p>
        </text:list-item>
        <text:list-item>
          <text:p text:style-name="P69">字段名称:工作范围 <text:span text:style-name="T26">标签类型:文本框 必填</text:span></text:p>
        </text:list-item>
        <text:list-item>
          <text:p text:style-name="P59"><text:span text:style-name="T26">字段名称:工作界面</text:span><text:span text:style-name="T30">(节点) </text:span><text:span text:style-name="T26">标签类型:文本框 非必填</text:span></text:p>
        </text:list-item>
      </text:list>
      <text:p text:style-name="P11"><text:span text:style-name="T26"><text:tab/><text:tab/><text:tab/>功能名称</text:span><text:span text:style-name="T30">4</text:span><text:span text:style-name="T29">:删除 功能类型:编辑</text:span></text:p>
      <text:p text:style-name="P16"><text:span text:style-name="T29"><text:tab/><text:tab/><text:tab/><text:tab/></text:span><text:span text:style-name="T26">提示:是否确认删除该记录</text:span></text:p>
      <text:p text:style-name="P16"><text:span text:style-name="T26"><text:tab/><text:tab/><text:tab/>功能名称</text:span><text:span text:style-name="T30">5</text:span><text:span text:style-name="T29">:关闭 功能类型:编辑</text:span></text:p>
      <text:p text:style-name="P16"><text:span text:style-name="T8"><text:tab/><text:tab/><text:tab/></text:span><text:span text:style-name="T9">功能名称</text:span><text:span text:style-name="T10">6</text:span><text:span text:style-name="T8">:重启 功能类型:编辑</text:span></text:p>
      <text:p text:style-name="P24"><text:span text:style-name="T8"><text:tab/><text:tab/>导航</text:span><text:span text:style-name="T20">名_</text:span><text:span text:style-name="T11">7:操作类型</text:span></text:p>
      <text:p text:style-name="P12"><text:tab/><text:tab/><text:tab/>功能名1:列表 功能类型:网格</text:p>
      <text:list xml:id="list5371565946932678076" text:style-name="L20">
        <text:list-item>
          <text:p text:style-name="P60">字段名称:名称</text:p>
        </text:list-item>
        <text:list-item>
          <text:p text:style-name="P60">字段名称:描述</text:p>
        </text:list-item>
        <text:list-item>
          <text:p text:style-name="P60">字段名称:状态</text:p>
        </text:list-item>
      </text:list>
      <text:p text:style-name="P17"><text:span text:style-name="T11"><text:tab/><text:tab/><text:tab/>功能名</text:span><text:span text:style-name="T12">2</text:span><text:span text:style-name="T11">:添加 功能类型:编辑</text:span></text:p>
      <text:list xml:id="list8706557600939095334" text:style-name="L21">
        <text:list-item>
          <text:p text:style-name="P70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70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tab/><text:tab/><text:tab/><text:span text:style-name="T11">功能名</text:span><text:span text:style-name="T12">3</text:span><text:span text:style-name="T11">:编辑 功能类型:编辑</text:span></text:p>
      <text:list xml:id="list6751884082633719028" text:style-name="L22">
        <text:list-item>
          <text:p text:style-name="P71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71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span text:style-name="T9"><text:tab/><text:tab/><text:tab/>功能名称</text:span><text:span text:style-name="T10">4</text:span><text:span text:style-name="T8">:删除 功能类型:编辑</text:span></text:p>
      <text:p text:style-name="P17"><text:span text:style-name="T29"><text:tab/><text:tab/><text:tab/><text:tab/></text:span><text:span text:style-name="T26">提示:是否确认删除该记录</text:span></text:p>
      <text:p text:style-name="P17"><text:span text:style-name="T26"><text:tab/><text:tab/><text:tab/>功能名称</text:span><text:span text:style-name="T30">5</text:span><text:span text:style-name="T29">:关闭使用 功能类型:编辑</text:span></text:p>
      <text:p text:style-name="P17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4"><text:tab/><text:tab/><text:span text:style-name="T8">导航</text:span><text:span text:style-name="T20">名_</text:span><text:span text:style-name="T12">8</text:span><text:span text:style-name="T11">:角度</text:span></text:p>
      <text:p text:style-name="P13"><text:soft-page-break/><text:tab/><text:tab/><text:tab/>功能名1:列表 功能类型:网格</text:p>
      <text:list xml:id="list7008742001969401345" text:style-name="L23">
        <text:list-item>
          <text:p text:style-name="P61">字段名称:名称</text:p>
        </text:list-item>
        <text:list-item>
          <text:p text:style-name="P61">字段名称:描述</text:p>
        </text:list-item>
        <text:list-item>
          <text:p text:style-name="P61">字段名称:状态</text:p>
        </text:list-item>
      </text:list>
      <text:p text:style-name="P17"><text:span text:style-name="T11"><text:tab/><text:tab/><text:tab/>功能名</text:span><text:span text:style-name="T12">2</text:span><text:span text:style-name="T11">:添加 功能类型:编辑</text:span></text:p>
      <text:list xml:id="list6599996922027480284" text:style-name="L24">
        <text:list-item>
          <text:p text:style-name="P72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72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tab/><text:tab/><text:tab/><text:span text:style-name="T11">功能名</text:span><text:span text:style-name="T12">3</text:span><text:span text:style-name="T11">:编辑 功能类型:编辑</text:span></text:p>
      <text:list xml:id="list3453895256376868333" text:style-name="L25">
        <text:list-item>
          <text:p text:style-name="P73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73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span text:style-name="T9"><text:tab/><text:tab/><text:tab/>功能名称</text:span><text:span text:style-name="T10">4</text:span><text:span text:style-name="T8">:删除 功能类型:编辑</text:span></text:p>
      <text:p text:style-name="P17"><text:span text:style-name="T29"><text:tab/><text:tab/><text:tab/><text:tab/></text:span><text:span text:style-name="T26">提示:是否确认删除该记录</text:span></text:p>
      <text:p text:style-name="P17"><text:span text:style-name="T26"><text:tab/><text:tab/><text:tab/>功能名称</text:span><text:span text:style-name="T30">5</text:span><text:span text:style-name="T29">:关闭使用 功能类型:编辑</text:span></text:p>
      <text:p text:style-name="P17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4"><text:tab/><text:tab/><text:span text:style-name="T8">导航</text:span><text:span text:style-name="T20">名_</text:span><text:span text:style-name="T12">9</text:span><text:span text:style-name="T11">:维度</text:span></text:p>
      <text:p text:style-name="P13"><text:tab/><text:tab/><text:tab/>功能名1:列表 功能类型:网格</text:p>
      <text:list xml:id="list4866121584037999884" text:style-name="L26">
        <text:list-item>
          <text:p text:style-name="P62">字段名称:名称</text:p>
        </text:list-item>
        <text:list-item>
          <text:p text:style-name="P62">字段名称:描述</text:p>
        </text:list-item>
        <text:list-item>
          <text:p text:style-name="P62">字段名称:状态</text:p>
        </text:list-item>
      </text:list>
      <text:p text:style-name="P17"><text:span text:style-name="T11"><text:tab/><text:tab/><text:tab/>功能名</text:span><text:span text:style-name="T12">2</text:span><text:span text:style-name="T11">:添加 功能类型:编辑</text:span></text:p>
      <text:list xml:id="list6670721005690331643" text:style-name="L27">
        <text:list-item>
          <text:p text:style-name="P74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74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tab/><text:tab/><text:tab/><text:span text:style-name="T11">功能名</text:span><text:span text:style-name="T12">3</text:span><text:span text:style-name="T11">:编辑 功能类型:编辑</text:span></text:p>
      <text:list xml:id="list7869528389104006292" text:style-name="L28">
        <text:list-item>
          <text:p text:style-name="P75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75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span text:style-name="T9"><text:tab/><text:tab/><text:tab/>功能名称</text:span><text:span text:style-name="T10">4</text:span><text:span text:style-name="T8">:删除 功能类型:编辑</text:span></text:p>
      <text:p text:style-name="P17"><text:span text:style-name="T29"><text:tab/><text:tab/><text:tab/><text:tab/></text:span><text:span text:style-name="T26">提示:是否确认删除该记录</text:span></text:p>
      <text:p text:style-name="P17"><text:span text:style-name="T26"><text:tab/><text:tab/><text:tab/>功能名称</text:span><text:span text:style-name="T30">5</text:span><text:span text:style-name="T29">:关闭使用 功能类型:编辑</text:span></text:p>
      <text:p text:style-name="P17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4"><text:tab/><text:tab/><text:span text:style-name="T8">导航</text:span><text:span text:style-name="T20">名_</text:span><text:span text:style-name="T12">10</text:span><text:span text:style-name="T11">:分类</text:span></text:p>
      <text:p text:style-name="P13"><text:tab/><text:tab/><text:tab/>功能名1:列表 功能类型:网格</text:p>
      <text:list xml:id="list6843964199211059564" text:style-name="L29">
        <text:list-item>
          <text:p text:style-name="P63">字段名称:名称</text:p>
        </text:list-item>
        <text:list-item>
          <text:p text:style-name="P63">字段名称:描述</text:p>
        </text:list-item>
        <text:list-item>
          <text:p text:style-name="P63">字段名称:状态</text:p>
        </text:list-item>
      </text:list>
      <text:p text:style-name="P17"><text:span text:style-name="T11"><text:tab/><text:tab/><text:tab/>功能名</text:span><text:span text:style-name="T12">2</text:span><text:span text:style-name="T11">:添加 功能类型:编辑</text:span></text:p>
      <text:list xml:id="list1516066590848559100" text:style-name="L30">
        <text:list-item>
          <text:p text:style-name="P76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76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tab/><text:tab/><text:tab/><text:span text:style-name="T11">功能名</text:span><text:span text:style-name="T12">3</text:span><text:span text:style-name="T11">:编辑 功能类型:编辑</text:span></text:p>
      <text:list xml:id="list6517592454249461681" text:style-name="L31">
        <text:list-item>
          <text:p text:style-name="P77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77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span text:style-name="T9"><text:tab/><text:tab/><text:tab/>功能名称</text:span><text:span text:style-name="T10">4</text:span><text:span text:style-name="T8">:删除 功能类型:编辑</text:span></text:p>
      <text:p text:style-name="P17"><text:span text:style-name="T29"><text:tab/><text:tab/><text:tab/><text:tab/></text:span><text:span text:style-name="T26">提示:是否确认删除该记录</text:span></text:p>
      <text:p text:style-name="P17"><text:span text:style-name="T26"><text:tab/><text:tab/><text:tab/>功能名称</text:span><text:span text:style-name="T30">5</text:span><text:span text:style-name="T29">:关闭使用 功能类型:编辑</text:span></text:p>
      <text:p text:style-name="P17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4"><text:tab/><text:tab/><text:span text:style-name="T8">导航</text:span><text:span text:style-name="T20">名_</text:span><text:span text:style-name="T12">11</text:span><text:span text:style-name="T11">:体现类别</text:span></text:p>
      <text:p text:style-name="P13"><text:tab/><text:tab/><text:tab/>功能名1:列表 功能类型:网格</text:p>
      <text:list xml:id="list5407677658460590426" text:style-name="L32">
        <text:list-item>
          <text:p text:style-name="P89"><text:soft-page-break/>字段名称:分类</text:p>
        </text:list-item>
        <text:list-item>
          <text:p text:style-name="P64">字段名称:名称</text:p>
        </text:list-item>
        <text:list-item>
          <text:p text:style-name="P64">字段名称:描述</text:p>
        </text:list-item>
        <text:list-item>
          <text:p text:style-name="P64">字段名称:状态</text:p>
        </text:list-item>
      </text:list>
      <text:p text:style-name="P17"><text:span text:style-name="T11"><text:tab/><text:tab/><text:tab/>功能名</text:span><text:span text:style-name="T12">2</text:span><text:span text:style-name="T11">:添加 功能类型:编辑</text:span></text:p>
      <text:list xml:id="list1578123259858700506" text:style-name="L33">
        <text:list-item>
          <text:p text:style-name="P90"><text:span text:style-name="T11">字段名称:分类 字段类型:单选框 必填</text:span></text:p>
        </text:list-item>
        <text:list-item>
          <text:p text:style-name="P78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78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tab/><text:tab/><text:tab/><text:span text:style-name="T11">功能名</text:span><text:span text:style-name="T12">3</text:span><text:span text:style-name="T11">:编辑 功能类型:编辑</text:span></text:p>
      <text:list xml:id="list1793434704446101223" text:style-name="L34">
        <text:list-item>
          <text:p text:style-name="P91"><text:span text:style-name="T11">字段名称:分类 字段类型:单选框 必填</text:span></text:p>
        </text:list-item>
        <text:list-item>
          <text:p text:style-name="P79"><text:span text:style-name="T11">字段名称:名称</text:span><text:span text:style-name="T10"> </text:span><text:span text:style-name="T9">标签类型:文本框 必填</text:span></text:p>
        </text:list-item>
        <text:list-item>
          <text:p text:style-name="P79"><text:span text:style-name="T11">字段名称:描述</text:span><text:span text:style-name="T10"> </text:span><text:span text:style-name="T9">标签类型:文本框 非必填</text:span></text:p>
        </text:list-item>
      </text:list>
      <text:p text:style-name="P17"><text:span text:style-name="T9"><text:tab/><text:tab/><text:tab/>功能名称</text:span><text:span text:style-name="T10">4</text:span><text:span text:style-name="T8">:删除 功能类型:编辑</text:span></text:p>
      <text:p text:style-name="P17"><text:span text:style-name="T29"><text:tab/><text:tab/><text:tab/><text:tab/></text:span><text:span text:style-name="T26">提示:是否确认删除该记录</text:span></text:p>
      <text:p text:style-name="P17"><text:span text:style-name="T26"><text:tab/><text:tab/><text:tab/>功能名称</text:span><text:span text:style-name="T30">5</text:span><text:span text:style-name="T29">:关闭使用 功能类型:编辑</text:span></text:p>
      <text:p text:style-name="P17"><text:span text:style-name="T8"><text:tab/><text:tab/><text:tab/></text:span><text:span text:style-name="T9">功能名称</text:span><text:span text:style-name="T10">6</text:span><text:span text:style-name="T8">:开始使用 功能类型:编辑</text:span></text:p>
      <text:p text:style-name="P24"><text:tab/><text:tab/>导航<text:span text:style-name="T37">名_12:岗位说明</text:span></text:p>
      <text:p text:style-name="P17"><text:tab/><text:tab/><text:tab/>功能名<text:span text:style-name="T35">1:列表 功能类型:网格</text:span></text:p>
      <text:list xml:id="list9037098114100856703" text:style-name="L35">
        <text:list-item>
          <text:p text:style-name="P80">字段名称:编号</text:p>
        </text:list-item>
        <text:list-item>
          <text:p text:style-name="P81">字段名称:岗位编号</text:p>
        </text:list-item>
        <text:list-item>
          <text:p text:style-name="P51">字段名称:岗位名称</text:p>
        </text:list-item>
        <text:list-item>
          <text:p text:style-name="P51">字段名称:岗位层级</text:p>
        </text:list-item>
        <text:list-item>
          <text:p text:style-name="P51">字段名称:所属体系</text:p>
        </text:list-item>
        <text:list-item>
          <text:p text:style-name="P51">字段名称:所属部门</text:p>
        </text:list-item>
        <text:list-item>
          <text:p text:style-name="P51">字段名称:所属人员池</text:p>
        </text:list-item>
        <text:list-item>
          <text:p text:style-name="P51">字段名称:编制</text:p>
        </text:list-item>
        <text:list-item>
          <text:p text:style-name="P51">字段名称:直接上级</text:p>
        </text:list-item>
        <text:list-item>
          <text:p text:style-name="P51">字段名称:角度</text:p>
        </text:list-item>
        <text:list-item>
          <text:p text:style-name="P51">字段名称:维度</text:p>
        </text:list-item>
        <text:list-item>
          <text:p text:style-name="P51">字段名称:分类</text:p>
        </text:list-item>
        <text:list-item>
          <text:p text:style-name="P51">字段名称:体现类别</text:p>
        </text:list-item>
        <text:list-item>
          <text:p text:style-name="P51">字段名称:操作类型</text:p>
        </text:list-item>
        <text:list-item>
          <text:p text:style-name="P51">字段名称:工作描述</text:p>
        </text:list-item>
        <text:list-item>
          <text:p text:style-name="P51">字段名称:对应功能</text:p>
        </text:list-item>
        <text:list-item>
          <text:p text:style-name="P51">字段名称:工作时间/频率</text:p>
        </text:list-item>
        <text:list-item>
          <text:p text:style-name="P51">字段名称:工作时间节点</text:p>
        </text:list-item>
        <text:list-item>
          <text:p text:style-name="P51">字段名称:输出结果</text:p>
        </text:list-item>
      </text:list>
      <text:p text:style-name="P20"><text:tab/><text:tab/><text:tab/>功能名2:添加 功能类型:编辑</text:p>
      <text:list xml:id="list2453805323374137661" text:style-name="L36">
        <text:list-item>
          <text:p text:style-name="P52">字段名称:所属部门 <text:span text:style-name="T26"><text:s/>标签类型:单选下拉框 必填 </text:span></text:p>
        </text:list-item>
        <text:list-item>
          <text:p text:style-name="P52">字段名称:所属体系 <text:span text:style-name="T26"><text:s/>标签类型:单选下拉框 必填 </text:span></text:p>
        </text:list-item>
        <text:list-item>
          <text:p text:style-name="P52">字段名称:岗位<text:span text:style-name="T9"> <text:s/>标签类型:单选下拉框 必填 </text:span></text:p>
        </text:list-item>
        <text:list-item>
          <text:p text:style-name="P52">字段名称:角度 <text:span text:style-name="T10"><text:s/></text:span><text:span text:style-name="T9">标签类型:单选下拉框 必填</text:span></text:p>
        </text:list-item>
        <text:list-item>
          <text:p text:style-name="P52">字段名称:维度 <text:span text:style-name="T10"><text:s/></text:span><text:span text:style-name="T9">标签类型:单选下拉框 必填</text:span></text:p>
        </text:list-item>
        <text:list-item>
          <text:p text:style-name="P96"><text:bookmark-start text:name="__DdeLink__1788_833612100"/>字段名称:体现类别 <text:span text:style-name="T10"><text:s/></text:span><text:span text:style-name="T9">标签类型:单选下拉框 必填</text:span><text:bookmark-end text:name="__DdeLink__1788_833612100"/></text:p>
        </text:list-item>
        <text:list-item>
          <text:p text:style-name="P52">字段名称:操作类型 <text:span text:style-name="T10"><text:s/></text:span><text:span text:style-name="T9">标签类型:多选下拉框 必填</text:span></text:p>
        </text:list-item>
        <text:list-item>
          <text:p text:style-name="P52">字段名称:工作描述 <text:span text:style-name="T10"><text:s/></text:span><text:span text:style-name="T9">标签类型:文本框 必填</text:span></text:p>
        </text:list-item>
        <text:list-item>
          <text:p text:style-name="P52"><text:soft-page-break/>字段名称:对应功能 <text:span text:style-name="T10"><text:s/></text:span><text:span text:style-name="T9">标签类型:多选下拉框 必填</text:span></text:p>
        </text:list-item>
        <text:list-item>
          <text:p text:style-name="P52">字段名称:工作时间/频率 <text:span text:style-name="T10"><text:s/></text:span><text:span text:style-name="T9">标签类型:文本框 必填</text:span></text:p>
        </text:list-item>
        <text:list-item>
          <text:p text:style-name="P52"><text:span text:style-name="T9">字段名称:工作时间开始节点 </text:span>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52">字段名称:工作时间结束节点 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52">字段名称:输出结果 <text:span text:style-name="T10"><text:s/></text:span><text:span text:style-name="T9">标签类型:文本框 非必填</text:span></text:p>
        </text:list-item>
      </text:list>
      <text:p text:style-name="P18"><text:span text:style-name="T9"><text:tab/><text:tab/><text:tab/></text:span><text:span text:style-name="T7">功能名</text:span><text:span text:style-name="T13">3:</text:span><text:span text:style-name="T7">编辑 功能类型:编辑</text:span></text:p>
      <text:list xml:id="list6368512145118342366" text:style-name="L37">
        <text:list-item>
          <text:p text:style-name="P82"><text:span text:style-name="T36">字段名称:所属部门 </text:span><text:span text:style-name="T26"><text:s/>标签类型:单选下拉框 必填 </text:span></text:p>
        </text:list-item>
        <text:list-item>
          <text:p text:style-name="P53">字段名称:所属体系 <text:span text:style-name="T26"><text:s/>标签类型:单选下拉框 必填 </text:span></text:p>
        </text:list-item>
        <text:list-item>
          <text:p text:style-name="P53">字段名称:岗位<text:span text:style-name="T9"> <text:s/>标签类型:单选下拉框 必填 </text:span></text:p>
        </text:list-item>
        <text:list-item>
          <text:p text:style-name="P53">字段名称:角度 <text:span text:style-name="T10"><text:s/></text:span><text:span text:style-name="T9">标签类型:单选下拉框 必填</text:span></text:p>
        </text:list-item>
        <text:list-item>
          <text:p text:style-name="P53">字段名称:维度 <text:span text:style-name="T10"><text:s/></text:span><text:span text:style-name="T9">标签类型:单选下拉框 必填</text:span></text:p>
        </text:list-item>
        <text:list-item>
          <text:p text:style-name="P97"><text:span text:style-name="T9">字段名称:体现类别 </text:span><text:span text:style-name="T10"><text:s/></text:span><text:span text:style-name="T9">标签类型:单选下拉框 必填</text:span></text:p>
        </text:list-item>
        <text:list-item>
          <text:p text:style-name="P53">字段名称:操作类型 <text:span text:style-name="T10"><text:s/></text:span><text:span text:style-name="T9">标签类型:多选下拉框 必填</text:span></text:p>
        </text:list-item>
        <text:list-item>
          <text:p text:style-name="P53">字段名称:工作描述 <text:span text:style-name="T10"><text:s/></text:span><text:span text:style-name="T9">标签类型:文本框 必填</text:span></text:p>
        </text:list-item>
        <text:list-item>
          <text:p text:style-name="P53">字段名称:对应功能 <text:span text:style-name="T10"><text:s/></text:span><text:span text:style-name="T9">标签类型:多选下拉框 必填</text:span></text:p>
        </text:list-item>
        <text:list-item>
          <text:p text:style-name="P53">字段名称:工作时间/频率 <text:span text:style-name="T10"><text:s/></text:span><text:span text:style-name="T9">标签类型:文本框 必填</text:span></text:p>
        </text:list-item>
        <text:list-item>
          <text:p text:style-name="P53"><text:span text:style-name="T9">字段名称:工作时间开始节点 </text:span>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53">字段名称:工作时间结束节点 <text:span text:style-name="T10"><text:s/></text:span><text:span text:style-name="T9">标签类型:</text:span><text:span text:style-name="T13">时间</text:span><text:span text:style-name="T9">框 必填</text:span></text:p>
        </text:list-item>
        <text:list-item>
          <text:p text:style-name="P53"><text:span text:style-name="T9">字段名称:输出结果 </text:span><text:span text:style-name="T10"><text:s/></text:span><text:span text:style-name="T9">标签类型:文本框 非必填</text:span></text:p>
        </text:list-item>
      </text:list>
      <text:p text:style-name="P19"><text:span text:style-name="T9"><text:tab/><text:tab/><text:tab/>功能名称</text:span><text:span text:style-name="T10">4</text:span><text:span text:style-name="T8">:删除 功能类型:编辑</text:span></text:p>
      <text:p text:style-name="P19"><text:span text:style-name="T8"><text:tab/><text:tab/><text:tab/><text:tab/></text:span><text:span text:style-name="T9">提示:是否确认删除该记录</text:span></text:p>
      <text:p text:style-name="P19"><text:span text:style-name="T9"><text:tab/><text:tab/><text:tab/>功能名称</text:span><text:span text:style-name="T14">5:我的岗位 功能类型:(和岗位里的查看说明一个效果)</text:span></text:p>
      <text:p text:style-name="P19"><text:span text:style-name="T9"><text:tab/><text:tab/>导航下拉条</text:span><text:span text:style-name="T14">13:岗位工作明细</text:span></text:p>
      <text:p text:style-name="P14"><text:tab/><text:tab/><text:tab/>功能名称1:列表 功能类型:网格</text:p>
      <text:list xml:id="list7302810204286486435" text:style-name="L38">
        <text:list-item>
          <text:p text:style-name="P65">字段名称:体系</text:p>
        </text:list-item>
        <text:list-item>
          <text:p text:style-name="P65">字段名称:项目组/部门</text:p>
        </text:list-item>
        <text:list-item>
          <text:p text:style-name="P66">字段名称:层级</text:p>
        </text:list-item>
        <text:list-item>
          <text:p text:style-name="P66">字段名称:资源池</text:p>
        </text:list-item>
        <text:list-item>
          <text:p text:style-name="P66">字段名称:模块</text:p>
        </text:list-item>
        <text:list-item>
          <text:p text:style-name="P66">字段名称:岗位</text:p>
        </text:list-item>
        <text:list-item>
          <text:p text:style-name="P66">字段名称:角度</text:p>
        </text:list-item>
        <text:list-item>
          <text:p text:style-name="P66">字段名称:维度</text:p>
        </text:list-item>
        <text:list-item>
          <text:p text:style-name="P66">字段名称:分类</text:p>
        </text:list-item>
        <text:list-item>
          <text:p text:style-name="P66">字段名称:体现类型</text:p>
        </text:list-item>
        <text:list-item>
          <text:p text:style-name="P66">字段名称:操作类型</text:p>
        </text:list-item>
        <text:list-item>
          <text:p text:style-name="P66">字段名称:汇报时间</text:p>
        </text:list-item>
        <text:list-item>
          <text:p text:style-name="P66">字段名称:汇报形式</text:p>
        </text:list-item>
        <text:list-item>
          <text:p text:style-name="P66">字段名称:汇报内容描述</text:p>
        </text:list-item>
        <text:list-item>
          <text:p text:style-name="P66">字段名称:公示内容</text:p>
        </text:list-item>
        <text:list-item>
          <text:p text:style-name="P66">字段名称:包含的附件</text:p>
        </text:list-item>
        <text:list-item>
          <text:p text:style-name="P66">字段名称:是否有模板</text:p>
        </text:list-item>
        <text:list-item>
          <text:p text:style-name="P66">字段名称:存储位置</text:p>
        </text:list-item>
        <text:list-item>
          <text:p text:style-name="P66">字段名称:经验总结</text:p>
        </text:list-item>
        <text:list-item>
          <text:p text:style-name="P66">字段名称:联系方式</text:p>
        </text:list-item>
      </text:list>
      <text:p text:style-name="P21"><text:span text:style-name="T14"><text:tab/><text:tab/><text:tab/>功能名称</text:span><text:span text:style-name="T15">2:添加 功能类型:编辑</text:span></text:p>
      <text:list xml:id="list4665522801397018226" text:style-name="L39">
        <text:list-item>
          <text:p text:style-name="P83"><text:span text:style-name="T14">字段名称:</text:span><text:span text:style-name="T16">岗位说明书</text:span><text:span text:style-name="T10"> </text:span><text:span text:style-name="T9">标签类型:单选下拉框 必填</text:span></text:p>
        </text:list-item>
        <text:list-item>
          <text:p text:style-name="P83"><text:soft-page-break/><text:span text:style-name="T14">字段名称:工作说明 </text:span><text:span text:style-name="T10"><text:s/></text:span><text:span text:style-name="T9">标签类型:单选下拉框 必填</text:span></text:p>
        </text:list-item>
        <text:list-item>
          <text:p text:style-name="P84"><text:span text:style-name="T14">字段名称:汇报时间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84"><text:span text:style-name="T14">字段名称:汇报形式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84"><text:span text:style-name="T14">字段名称:汇报内容描述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84"><text:span text:style-name="T14">字段名称:公示内容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84"><text:span text:style-name="T14">字段名称:包含的附件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84"><text:span text:style-name="T14">字段名称:是否有模板</text:span><text:span text:style-name="T7"> </text:span><text:span text:style-name="T10"><text:s/></text:span><text:span text:style-name="T9">标签类型:开关按钮 必填</text:span></text:p>
        </text:list-item>
        <text:list-item>
          <text:p text:style-name="P84"><text:span text:style-name="T14">字段名称:存储位置</text:span><text:span text:style-name="T7"> </text:span><text:span text:style-name="T10"><text:s/></text:span><text:span text:style-name="T9">标签类型:文本框 非必填</text:span></text:p>
        </text:list-item>
        <text:list-item>
          <text:p text:style-name="P84"><text:span text:style-name="T14">字段名称:经验总结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84"><text:span text:style-name="T14">字段名称:联系方式</text:span><text:span text:style-name="T7"> </text:span><text:span text:style-name="T10"><text:s/></text:span><text:span text:style-name="T9">标签类型:文本框 必填</text:span></text:p>
        </text:list-item>
      </text:list>
      <text:p text:style-name="P21"><text:span text:style-name="T9"><text:tab/><text:tab/><text:tab/></text:span><text:span text:style-name="T14">功能名称</text:span><text:span text:style-name="T16">3:</text:span><text:span text:style-name="T15">编辑 功能类型:编辑</text:span></text:p>
      <text:list xml:id="list6323636757774719117" text:style-name="L40">
        <text:list-item>
          <text:p text:style-name="P86"><text:span text:style-name="T14">字段名称:</text:span><text:span text:style-name="T16">岗位</text:span><text:span text:style-name="T10"> </text:span><text:span text:style-name="T9">标签类型:单选下拉框 必填</text:span></text:p>
        </text:list-item>
        <text:list-item>
          <text:p text:style-name="P86"><text:span text:style-name="T14">字段名称:工作说明 </text:span><text:span text:style-name="T10"><text:s/></text:span><text:span text:style-name="T9">标签类型:单选下拉框 必填</text:span></text:p>
        </text:list-item>
        <text:list-item>
          <text:p text:style-name="P85"><text:span text:style-name="T14">字段名称:汇报时间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85"><text:span text:style-name="T14">字段名称:汇报形式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85"><text:span text:style-name="T14">字段名称:汇报内容描述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85"><text:span text:style-name="T14">字段名称:公示内容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85"><text:span text:style-name="T14">字段名称:包含的附件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85"><text:span text:style-name="T14">字段名称:是否有模板</text:span><text:span text:style-name="T7"> </text:span><text:span text:style-name="T10"><text:s/></text:span><text:span text:style-name="T9">标签类型:开关按钮 必填</text:span></text:p>
        </text:list-item>
        <text:list-item>
          <text:p text:style-name="P85"><text:span text:style-name="T14">字段名称:存储位置</text:span><text:span text:style-name="T7"> </text:span><text:span text:style-name="T10"><text:s/></text:span><text:span text:style-name="T9">标签类型:文本框 非必填</text:span></text:p>
        </text:list-item>
        <text:list-item>
          <text:p text:style-name="P85"><text:span text:style-name="T14">字段名称:经验总结</text:span><text:span text:style-name="T7"> </text:span><text:span text:style-name="T10"><text:s/></text:span><text:span text:style-name="T9">标签类型:文本框 必填</text:span></text:p>
        </text:list-item>
        <text:list-item>
          <text:p text:style-name="P85"><text:span text:style-name="T14">字段名称:联系方式</text:span><text:span text:style-name="T9"> </text:span><text:span text:style-name="T10"><text:s/></text:span><text:span text:style-name="T9">标签类型:文本框 必填</text:span></text:p>
        </text:list-item>
      </text:list>
      <text:p text:style-name="P22"><text:span text:style-name="T9"><text:tab/><text:tab/><text:tab/>功能名称</text:span><text:span text:style-name="T10">4</text:span><text:span text:style-name="T8">:删除 功能类型:编辑</text:span></text:p>
      <text:p text:style-name="P22"><text:span text:style-name="T8"><text:tab/><text:tab/><text:tab/><text:tab/></text:span><text:span text:style-name="T9">提示:是否确认删除该记录</text:span></text:p>
      <text:p text:style-name="P22"><text:span text:style-name="T9"><text:tab/><text:tab/>导航下拉条</text:span><text:span text:style-name="T18">14:人员构成</text:span></text:p>
      <text:p text:style-name="P15"><text:tab/><text:tab/><text:tab/>功能名称1:列表 功能类型:网格</text:p>
      <text:list xml:id="list2660019659707386897" text:style-name="L41">
        <text:list-item>
          <text:p text:style-name="P67">字段名称:员工编号</text:p>
        </text:list-item>
        <text:list-item>
          <text:p text:style-name="P67">字段名称:员工</text:p>
        </text:list-item>
        <text:list-item>
          <text:p text:style-name="P67">字段名称:体系</text:p>
        </text:list-item>
        <text:list-item>
          <text:p text:style-name="P68">字段名称:所属地区</text:p>
        </text:list-item>
        <text:list-item>
          <text:p text:style-name="P67">字段名称:项目组/部门</text:p>
        </text:list-item>
        <text:list-item>
          <text:p text:style-name="P67">字段名称:岗位</text:p>
        </text:list-item>
        <text:list-item>
          <text:p text:style-name="P67">字段名称:岗位层级</text:p>
        </text:list-item>
        <text:list-item>
          <text:p text:style-name="P67">字段名称:模块</text:p>
        </text:list-item>
        <text:list-item>
          <text:p text:style-name="P67">字段名称:岗位名称</text:p>
        </text:list-item>
        <text:list-item>
          <text:p text:style-name="P67">字段名称:岗位编号</text:p>
        </text:list-item>
        <text:list-item>
          <text:p text:style-name="P67">字段名称:状态</text:p>
        </text:list-item>
      </text:list>
      <text:p text:style-name="P15"><text:tab/><text:tab/><text:tab/>功能名称2:添加 功能类型:编辑</text:p>
      <text:list xml:id="list4617043018378236804" text:style-name="L42">
        <text:list-item>
          <text:p text:style-name="P87"><text:span text:style-name="T18">字段名称:体系 </text:span><text:span text:style-name="T9">标签类型:单选下拉框 必填 </text:span></text:p>
        </text:list-item>
        <text:list-item>
          <text:p text:style-name="P87"><text:span text:style-name="T18">字段名称:项目组/部门 </text:span><text:span text:style-name="T9">标签类型:单选下拉框 必填</text:span></text:p>
        </text:list-item>
        <text:list-item>
          <text:p text:style-name="P87"><text:span text:style-name="T18">字段名称:岗位 </text:span><text:span text:style-name="T9">标签类型:单选下拉框 必填 </text:span><text:span text:style-name="T19">(根据部门和体系获取岗位)</text:span></text:p>
        </text:list-item>
        <text:list-item>
          <text:p text:style-name="P87"><text:span text:style-name="T18">字段名称:编号 </text:span><text:span text:style-name="T17"><text:s/></text:span><text:span text:style-name="T10"><text:s/></text:span><text:span text:style-name="T9">标签类型:文本框 必填</text:span></text:p>
        </text:list-item>
        <text:list-item>
          <text:p text:style-name="P87"><text:span text:style-name="T18">字段名称:员工姓名</text:span><text:span text:style-name="T17"> </text:span><text:span text:style-name="T10"><text:s/></text:span><text:span text:style-name="T9">标签类型:文本框 必填</text:span></text:p>
        </text:list-item>
      </text:list>
      <text:p text:style-name="P23"><text:span text:style-name="T18"><text:tab/><text:tab/><text:tab/>功能名称</text:span><text:span text:style-name="T19">3</text:span><text:span text:style-name="T18">:编辑 功能类型:编辑</text:span></text:p>
      <text:list xml:id="list8406217214722695502" text:style-name="L43">
        <text:list-item>
          <text:p text:style-name="P88"><text:span text:style-name="T18">字段名称:体系 </text:span><text:span text:style-name="T9">标签类型:单选下拉框 必填 </text:span></text:p>
        </text:list-item>
        <text:list-item>
          <text:p text:style-name="P88"><text:soft-page-break/><text:span text:style-name="T18">字段名称:项目组/部门 </text:span><text:span text:style-name="T9">标签类型:单选下拉框 必填</text:span></text:p>
        </text:list-item>
        <text:list-item>
          <text:p text:style-name="P88"><text:span text:style-name="T18">字段名称:岗位 </text:span><text:span text:style-name="T9">标签类型:单选下拉框 必填 </text:span><text:span text:style-name="T19">(根据部门和体系获取岗位)</text:span></text:p>
        </text:list-item>
        <text:list-item>
          <text:p text:style-name="P88"><text:span text:style-name="T18">字段名称:编号 </text:span><text:span text:style-name="T17"><text:s/></text:span><text:span text:style-name="T10"><text:s/></text:span><text:span text:style-name="T9">标签类型:文本框 必填</text:span></text:p>
        </text:list-item>
        <text:list-item>
          <text:p text:style-name="P88"><text:span text:style-name="T18">字段名称:员工姓名</text:span><text:span text:style-name="T17"> </text:span><text:span text:style-name="T10"><text:s/></text:span><text:span text:style-name="T9">标签类型:文本框 必填</text:span></text:p>
        </text:list-item>
      </text:list>
      <text:p text:style-name="P23"><text:span text:style-name="T8"><text:tab/><text:tab/><text:tab/></text:span><text:span text:style-name="T9">功能名称</text:span><text:span text:style-name="T10">4</text:span><text:span text:style-name="T8">:删除 功能类型:编辑</text:span></text:p>
      <text:p text:style-name="P23"><text:span text:style-name="T29"><text:tab/><text:tab/><text:tab/><text:tab/></text:span><text:span text:style-name="T26">提示:是否确认删除该记录</text:span></text:p>
      <text:p text:style-name="P23"><text:span text:style-name="T26"><text:tab/><text:tab/><text:tab/>功能名称</text:span><text:span text:style-name="T30">5</text:span><text:span text:style-name="T29">:关闭使用 功能类型:编辑</text:span></text:p>
      <text:p text:style-name="P23"><text:span text:style-name="T8"><text:tab/><text:tab/><text:tab/></text:span><text:span text:style-name="T9">功能名称</text:span><text:span text:style-name="T10">6</text:span><text:span text:style-name="T8">:开始使用 功能类型:编辑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思源黑体 CN ExtraLight" svg:font-family="'思源黑体 CN ExtraLight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1:13:16.231605863</meta:creation-date>
    <dc:date>2017-06-01T09:51:23.993747586</dc:date>
    <meta:editing-duration>PT15H41M19S</meta:editing-duration>
    <meta:editing-cycles>6</meta:editing-cycles>
    <meta:generator>LibreOffice/5.1.5.2$Linux_X86_64 LibreOffice_project/10$Build-2</meta:generator>
    <meta:document-statistic meta:table-count="0" meta:image-count="0" meta:object-count="0" meta:page-count="9" meta:paragraph-count="373" meta:word-count="5667" meta:character-count="6901" meta:non-whitespace-character-count="6083"/>
  </office:meta>
</office:document-meta>
</file>